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356cm" style:rel-column-width="4678*"/>
    </style:style>
    <style:style style:name="Tableau1.B" style:family="table-column">
      <style:table-column-properties style:column-width="0.647cm" style:rel-column-width="2232*"/>
    </style:style>
    <style:style style:name="Tableau1.C" style:family="table-column">
      <style:table-column-properties style:column-width="11.568cm" style:rel-column-width="39897*"/>
    </style:style>
    <style:style style:name="Tableau1.E" style:family="table-column">
      <style:table-column-properties style:column-width="1.358cm" style:rel-column-width="4684*"/>
    </style:style>
    <style:style style:name="Tableau1.F" style:family="table-column">
      <style:table-column-properties style:column-width="0.711cm" style:rel-column-width="2451*"/>
    </style:style>
    <style:style style:name="Tableau1.G" style:family="table-column">
      <style:table-column-properties style:column-width="0.646cm" style:rel-column-width="2226*"/>
    </style:style>
    <style:style style:name="Tableau1.H" style:family="table-column">
      <style:table-column-properties style:column-width="1.36cm" style:rel-column-width="4689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G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.356cm" style:rel-column-width="4678*"/>
    </style:style>
    <style:style style:name="Tableau2.B" style:family="table-column">
      <style:table-column-properties style:column-width="0.647cm" style:rel-column-width="2232*"/>
    </style:style>
    <style:style style:name="Tableau2.C" style:family="table-column">
      <style:table-column-properties style:column-width="11.568cm" style:rel-column-width="39897*"/>
    </style:style>
    <style:style style:name="Tableau2.E" style:family="table-column">
      <style:table-column-properties style:column-width="1.358cm" style:rel-column-width="4684*"/>
    </style:style>
    <style:style style:name="Tableau2.F" style:family="table-column">
      <style:table-column-properties style:column-width="0.711cm" style:rel-column-width="2451*"/>
    </style:style>
    <style:style style:name="Tableau2.G" style:family="table-column">
      <style:table-column-properties style:column-width="0.646cm" style:rel-column-width="2226*"/>
    </style:style>
    <style:style style:name="Tableau2.H" style:family="table-column">
      <style:table-column-properties style:column-width="1.36cm" style:rel-column-width="4689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G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.356cm" style:rel-column-width="4678*"/>
    </style:style>
    <style:style style:name="Tableau3.B" style:family="table-column">
      <style:table-column-properties style:column-width="0.647cm" style:rel-column-width="2232*"/>
    </style:style>
    <style:style style:name="Tableau3.C" style:family="table-column">
      <style:table-column-properties style:column-width="11.568cm" style:rel-column-width="39897*"/>
    </style:style>
    <style:style style:name="Tableau3.E" style:family="table-column">
      <style:table-column-properties style:column-width="1.358cm" style:rel-column-width="4684*"/>
    </style:style>
    <style:style style:name="Tableau3.F" style:family="table-column">
      <style:table-column-properties style:column-width="0.711cm" style:rel-column-width="2451*"/>
    </style:style>
    <style:style style:name="Tableau3.G" style:family="table-column">
      <style:table-column-properties style:column-width="0.646cm" style:rel-column-width="2226*"/>
    </style:style>
    <style:style style:name="Tableau3.H" style:family="table-column">
      <style:table-column-properties style:column-width="1.36cm" style:rel-column-width="4689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G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officeooo:rsid="000362c0" officeooo:paragraph-rsid="00048e7a"/>
    </style:style>
    <style:style style:name="P2" style:family="paragraph" style:parent-style-name="Standard">
      <style:text-properties fo:font-size="9pt" officeooo:rsid="0004829b" officeooo:paragraph-rsid="00048e7a" fo:background-color="#dee6ef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8pt" officeooo:rsid="0004829b" officeooo:paragraph-rsid="00048e7a" fo:background-color="#ff6d6d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8pt" officeooo:rsid="0004829b" officeooo:paragraph-rsid="00048e7a" fo:background-color="#ffffa6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8pt" officeooo:rsid="0004829b" officeooo:paragraph-rsid="00048e7a" fo:background-color="#81d41a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8pt" officeooo:rsid="0004829b" officeooo:paragraph-rsid="00048e7a" fo:background-color="#158466" style:font-size-asian="8pt" style:font-size-complex="8pt"/>
    </style:style>
    <style:style style:name="P7" style:family="paragraph" style:parent-style-name="Standard">
      <style:text-properties officeooo:paragraph-rsid="00048e7a"/>
    </style:style>
    <style:style style:name="P8" style:family="paragraph" style:parent-style-name="Table_20_Contents">
      <style:text-properties officeooo:rsid="000362c0" officeooo:paragraph-rsid="00048e7a"/>
    </style:style>
    <style:style style:name="P9" style:family="paragraph" style:parent-style-name="Table_20_Contents">
      <style:paragraph-properties fo:text-align="center" style:justify-single-word="false"/>
      <style:text-properties fo:text-transform="uppercase" fo:font-weight="bold" officeooo:rsid="000362c0" officeooo:paragraph-rsid="00048e7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style="italic" officeooo:rsid="000362c0" officeooo:paragraph-rsid="00048e7a" style:font-size-asian="11pt" style:font-style-asian="italic" style:font-size-complex="11pt" style:font-style-complex="italic"/>
    </style:style>
    <style:style style:name="P11" style:family="paragraph" style:parent-style-name="Table_20_Contents">
      <style:text-properties fo:color="#000000" loext:opacity="100%" fo:font-size="9pt" officeooo:rsid="001644d4" officeooo:paragraph-rsid="00048e7a" fo:background-color="#dee6ef" style:font-size-asian="9pt" style:font-size-complex="9pt"/>
    </style:style>
    <style:style style:name="P12" style:family="paragraph" style:parent-style-name="Table_20_Contents">
      <style:text-properties fo:color="#000000" loext:opacity="100%" fo:font-size="9pt" officeooo:rsid="0020e0a5" officeooo:paragraph-rsid="00048e7a" fo:background-color="#dee6ef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officeooo:rsid="0004829b" officeooo:paragraph-rsid="00048e7a"/>
    </style:style>
    <style:style style:name="P14" style:family="paragraph" style:parent-style-name="Standard">
      <style:paragraph-properties fo:text-align="start" style:justify-single-word="false"/>
      <style:text-properties officeooo:rsid="000362c0" officeooo:paragraph-rsid="0004e9de"/>
    </style:style>
    <style:style style:name="P15" style:family="paragraph" style:parent-style-name="Standard">
      <style:paragraph-properties fo:text-align="center" style:justify-single-word="false"/>
      <style:text-properties officeooo:rsid="000362c0" officeooo:paragraph-rsid="0004e9de"/>
    </style:style>
    <style:style style:name="P16" style:family="paragraph" style:parent-style-name="Standard">
      <style:paragraph-properties fo:text-align="start" style:justify-single-word="false"/>
      <style:text-properties officeooo:rsid="0004e9de" officeooo:paragraph-rsid="0004e9de"/>
    </style:style>
    <style:style style:name="P17" style:family="paragraph" style:parent-style-name="Standard">
      <style:text-properties officeooo:paragraph-rsid="000362c0"/>
    </style:style>
    <style:style style:name="P18" style:family="paragraph" style:parent-style-name="Standard">
      <style:text-properties fo:font-size="9pt" officeooo:rsid="0004829b" officeooo:paragraph-rsid="0004829b" fo:background-color="#dee6ef" style:font-size-asian="9pt" style:font-size-complex="9pt"/>
    </style:style>
    <style:style style:name="P19" style:family="paragraph" style:parent-style-name="Standard">
      <style:text-properties fo:font-size="9pt" officeooo:rsid="0004829b" officeooo:paragraph-rsid="0004e9de" fo:background-color="#dee6ef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8pt" officeooo:rsid="0004829b" officeooo:paragraph-rsid="0004829b" fo:background-color="#ff6d6d" style:font-size-asian="8pt" style:font-size-complex="8pt"/>
    </style:style>
    <style:style style:name="P21" style:family="paragraph" style:parent-style-name="Standard">
      <style:paragraph-properties fo:text-align="center" style:justify-single-word="false"/>
      <style:text-properties fo:font-size="8pt" officeooo:rsid="0004829b" officeooo:paragraph-rsid="0004e9de" fo:background-color="#ff6d6d" style:font-size-asian="8pt" style:font-size-complex="8pt"/>
    </style:style>
    <style:style style:name="P22" style:family="paragraph" style:parent-style-name="Standard">
      <style:paragraph-properties fo:text-align="center" style:justify-single-word="false"/>
      <style:text-properties fo:font-size="8pt" officeooo:rsid="0004829b" officeooo:paragraph-rsid="0004829b" fo:background-color="#ffffa6" style:font-size-asian="8pt" style:font-size-complex="8pt"/>
    </style:style>
    <style:style style:name="P23" style:family="paragraph" style:parent-style-name="Standard">
      <style:paragraph-properties fo:text-align="center" style:justify-single-word="false"/>
      <style:text-properties fo:font-size="8pt" officeooo:rsid="0004829b" officeooo:paragraph-rsid="0004e9de" fo:background-color="#ffffa6" style:font-size-asian="8pt" style:font-size-complex="8pt"/>
    </style:style>
    <style:style style:name="P24" style:family="paragraph" style:parent-style-name="Standard">
      <style:paragraph-properties fo:text-align="center" style:justify-single-word="false"/>
      <style:text-properties fo:font-size="8pt" officeooo:rsid="0004829b" officeooo:paragraph-rsid="0004829b" fo:background-color="#81d41a" style:font-size-asian="8pt" style:font-size-complex="8pt"/>
    </style:style>
    <style:style style:name="P25" style:family="paragraph" style:parent-style-name="Standard">
      <style:paragraph-properties fo:text-align="center" style:justify-single-word="false"/>
      <style:text-properties fo:font-size="8pt" officeooo:rsid="0004829b" officeooo:paragraph-rsid="0004e9de" fo:background-color="#81d41a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fo:font-size="8pt" officeooo:rsid="0004829b" officeooo:paragraph-rsid="0004829b" fo:background-color="#158466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fo:font-size="8pt" officeooo:rsid="0004829b" officeooo:paragraph-rsid="0004e9de" fo:background-color="#158466" style:font-size-asian="8pt" style:font-size-complex="8pt"/>
    </style:style>
    <style:style style:name="P28" style:family="paragraph" style:parent-style-name="Standard">
      <style:text-properties officeooo:paragraph-rsid="0004e9de"/>
    </style:style>
    <style:style style:name="P29" style:family="paragraph" style:parent-style-name="Table_20_Contents">
      <style:text-properties officeooo:rsid="000362c0" officeooo:paragraph-rsid="000362c0"/>
    </style:style>
    <style:style style:name="P30" style:family="paragraph" style:parent-style-name="Table_20_Contents">
      <style:text-properties officeooo:rsid="000362c0" officeooo:paragraph-rsid="0004e9de"/>
    </style:style>
    <style:style style:name="P31" style:family="paragraph" style:parent-style-name="Table_20_Contents">
      <style:paragraph-properties fo:text-align="center" style:justify-single-word="false"/>
      <style:text-properties fo:font-size="11pt" fo:font-style="italic" officeooo:rsid="000362c0" officeooo:paragraph-rsid="000362c0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ize="11pt" fo:font-style="italic" officeooo:rsid="000362c0" officeooo:paragraph-rsid="0004829b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1pt" fo:font-style="italic" officeooo:rsid="000362c0" officeooo:paragraph-rsid="0004e9de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text-transform="uppercase" fo:font-weight="bold" officeooo:rsid="000362c0" officeooo:paragraph-rsid="0004829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text-transform="uppercase" fo:font-weight="bold" officeooo:rsid="000362c0" officeooo:paragraph-rsid="0004e9de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officeooo:rsid="0004829b" officeooo:paragraph-rsid="0004829b"/>
    </style:style>
    <style:style style:name="P37" style:family="paragraph" style:parent-style-name="Table_20_Contents">
      <style:paragraph-properties fo:text-align="end" style:justify-single-word="false"/>
      <style:text-properties officeooo:rsid="0004829b" officeooo:paragraph-rsid="0004e9de"/>
    </style:style>
    <style:style style:name="P38" style:family="paragraph" style:parent-style-name="Table_20_Contents">
      <style:text-properties fo:color="#000000" loext:opacity="100%" fo:font-size="9pt" officeooo:rsid="001644d4" officeooo:paragraph-rsid="0004829b" fo:background-color="#dee6ef" style:font-size-asian="9pt" style:font-size-complex="9pt"/>
    </style:style>
    <style:style style:name="P39" style:family="paragraph" style:parent-style-name="Table_20_Contents">
      <style:text-properties fo:color="#000000" loext:opacity="100%" fo:font-size="9pt" officeooo:rsid="001644d4" officeooo:paragraph-rsid="0004e9de" fo:background-color="#dee6ef" style:font-size-asian="9pt" style:font-size-complex="9pt"/>
    </style:style>
    <style:style style:name="P40" style:family="paragraph" style:parent-style-name="Table_20_Contents">
      <style:text-properties fo:color="#000000" loext:opacity="100%" fo:font-size="9pt" officeooo:rsid="0020e0a5" officeooo:paragraph-rsid="0004829b" fo:background-color="#dee6ef" style:font-size-asian="9pt" style:font-size-complex="9pt"/>
    </style:style>
    <style:style style:name="P41" style:family="paragraph" style:parent-style-name="Table_20_Contents">
      <style:text-properties fo:color="#000000" loext:opacity="100%" fo:font-size="9pt" officeooo:rsid="0020e0a5" officeooo:paragraph-rsid="0004e9de" fo:background-color="#dee6ef" style:font-size-asian="9pt" style:font-size-complex="9pt"/>
    </style:style>
    <style:style style:name="T1" style:family="text">
      <style:text-properties officeooo:rsid="0002e9ac"/>
    </style:style>
    <style:style style:name="T2" style:family="text">
      <style:text-properties officeooo:rsid="000362c0"/>
    </style:style>
    <style:style style:name="T3" style:family="text">
      <style:text-properties officeooo:rsid="0004829b"/>
    </style:style>
    <style:style style:name="T4" style:family="text">
      <style:text-properties fo:color="#000000" loext:opacity="100%" officeooo:rsid="001d0f79"/>
    </style:style>
    <style:style style:name="T5" style:family="text">
      <style:text-properties officeooo:rsid="0024d6eb"/>
    </style:style>
    <style:style style:name="T6" style:family="text">
      <style:text-properties officeooo:rsid="0004e9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Line2029090857376">
          <table:table-cell table:style-name="Tableau1.A1" table:number-columns-spanned="2" office:value-type="string">
            <text:p text:style-name="P29">6emes</text:p>
            <text:p text:style-name="P31"/>
          </table:table-cell>
          <table:covered-table-cell/>
          <table:table-cell table:style-name="Tableau1.A1" table:number-columns-spanned="4" office:value-type="string">
            <text:p text:style-name="P34">ça pique les yeux !</text:p>
            <text:p text:style-name="P32">travail de recherche</text:p>
          </table:table-cell>
          <table:covered-table-cell/>
          <table:covered-table-cell/>
          <table:covered-table-cell/>
          <table:table-cell table:style-name="Tableau1.G1" table:number-columns-spanned="2" office:value-type="string">
            <text:p text:style-name="P36">eval</text:p>
          </table:table-cell>
          <table:covered-table-cell/>
        </table:table-row>
        <table:table-row table:style-name="TableLine2029090850576">
          <table:table-cell table:style-name="Tableau1.A2" table:number-columns-spanned="8" office:value-type="string">
            <text:p text:style-name="P17"/>
            <text:p text:style-name="P17"><text:span text:style-name="T2">1. </text:span>prépare plusieurs papiers gouachés de couleurs et de tailles différentes</text:p>
            <text:p text:style-name="P17"><text:line-break/><text:span text:style-name="T2">2. </text:span>juxtapose ou superpose les morceaux deux à deux ;</text:p>
            <text:p text:style-name="P14"><text:s text:c="2"/></text:p>
            <text:p text:style-name="P14"><text:span text:style-name="T6">3.</text:span> <text:span text:style-name="T6">pour chaque paire, </text:span>juge de l’effet produit et note-le dans ton<text:span text:style-name="T1"> cahier :</text:span></text:p>
            <text:p text:style-name="P15">* <text:span text:style-name="T6">qui se ressemble, s’assemble (=les couleurs se ressemblent)</text:span></text:p>
            <text:p text:style-name="P15">* <text:span text:style-name="T6">les contraires s’attirent (= les couleurs sont très différentes)</text:span></text:p>
            <text:p text:style-name="P15"/>
            <text:p text:style-name="P16">4. pour chaque paire, dis si le résultat te plaît ou non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29090862272">
          <table:table-cell table:style-name="Tableau1.A3" office:value-type="string">
            <text:p text:style-name="P18">11</text:p>
          </table:table-cell>
          <table:table-cell table:style-name="Tableau1.A3" table:number-columns-spanned="2" office:value-type="string">
            <text:p text:style-name="P18">Faire des choix <text:span text:style-name="T4">en fonction des effets qu'ils produisent</text:span></text:p>
          </table:table-cell>
          <table:covered-table-cell/>
          <table:table-cell table:style-name="Tableau1.A3" office:value-type="string">
            <text:p text:style-name="P20">ins</text:p>
          </table:table-cell>
          <table:table-cell table:style-name="Tableau1.A3" office:value-type="string">
            <text:p text:style-name="P22">frag</text:p>
          </table:table-cell>
          <table:table-cell table:style-name="Tableau1.A3" table:number-columns-spanned="2" office:value-type="string">
            <text:p text:style-name="P24">sat</text:p>
          </table:table-cell>
          <table:covered-table-cell/>
          <table:table-cell table:style-name="Tableau1.A2" office:value-type="string">
            <text:p text:style-name="P26">T.sat</text:p>
          </table:table-cell>
        </table:table-row>
        <table:table-row table:style-name="TableLine2029090853840">
          <table:table-cell table:style-name="Tableau1.A3" office:value-type="string">
            <text:p text:style-name="P38"><text:span text:style-name="T5">3</text:span>1</text:p>
          </table:table-cell>
          <table:table-cell table:style-name="Tableau1.A3" table:number-columns-spanned="2" office:value-type="string">
            <text:p text:style-name="P40">Décrire, à l'aide d'un vocabulaire <text:span text:style-name="T3">approprié, </text:span>ses productions plastiques</text:p>
          </table:table-cell>
          <table:covered-table-cell/>
          <table:table-cell table:style-name="Tableau1.A3" office:value-type="string">
            <text:p text:style-name="P20">ins</text:p>
          </table:table-cell>
          <table:table-cell table:style-name="Tableau1.A3" office:value-type="string">
            <text:p text:style-name="P22">frag</text:p>
          </table:table-cell>
          <table:table-cell table:style-name="Tableau1.A3" table:number-columns-spanned="2" office:value-type="string">
            <text:p text:style-name="P24">sat</text:p>
          </table:table-cell>
          <table:covered-table-cell/>
          <table:table-cell table:style-name="Tableau1.A2" office:value-type="string">
            <text:p text:style-name="P26">T.sat</text:p>
          </table:table-cell>
        </table:table-row>
      </table:table>
      <text:p text:style-name="Standard"/>
      <text:p text:style-name="Standard"/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Line2028897159440">
          <table:table-cell table:style-name="Tableau2.A1" table:number-columns-spanned="2" office:value-type="string">
            <text:p text:style-name="P30">6emes</text:p>
            <text:p text:style-name="P33"/>
          </table:table-cell>
          <table:covered-table-cell/>
          <table:table-cell table:style-name="Tableau2.A1" table:number-columns-spanned="4" office:value-type="string">
            <text:p text:style-name="P35">ça pique les yeux !</text:p>
            <text:p text:style-name="P33">travail de recherche</text:p>
          </table:table-cell>
          <table:covered-table-cell/>
          <table:covered-table-cell/>
          <table:covered-table-cell/>
          <table:table-cell table:style-name="Tableau2.G1" table:number-columns-spanned="2" office:value-type="string">
            <text:p text:style-name="P37">eval</text:p>
          </table:table-cell>
          <table:covered-table-cell/>
        </table:table-row>
        <table:table-row table:style-name="TableLine2028897160800">
          <table:table-cell table:style-name="Tableau2.A2" table:number-columns-spanned="8" office:value-type="string">
            <text:p text:style-name="P28"/>
            <text:p text:style-name="P28"><text:span text:style-name="T2">1. </text:span>prépare plusieurs papiers gouachés de couleurs et de tailles différentes</text:p>
            <text:p text:style-name="P28"><text:line-break/><text:span text:style-name="T2">2. </text:span>juxtapose ou superpose les morceaux deux à deux ;</text:p>
            <text:p text:style-name="P14"><text:s text:c="2"/></text:p>
            <text:p text:style-name="P14"><text:span text:style-name="T6">3.</text:span> <text:span text:style-name="T6">pour chaque paire, </text:span>juge de l’effet produit et note-le dans ton<text:span text:style-name="T1"> cahier :</text:span></text:p>
            <text:p text:style-name="P15">* <text:span text:style-name="T6">qui se ressemble, s’assemble (=les couleurs se ressemblent)</text:span></text:p>
            <text:p text:style-name="P15">* <text:span text:style-name="T6">les contraires s’attirent (= les couleurs sont très différentes)</text:span></text:p>
            <text:p text:style-name="P15"/>
            <text:p text:style-name="P16">4. pour chaque paire, dis si le résultat te plaît ou non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28897161344">
          <table:table-cell table:style-name="Tableau2.A3" office:value-type="string">
            <text:p text:style-name="P19">11</text:p>
          </table:table-cell>
          <table:table-cell table:style-name="Tableau2.A3" table:number-columns-spanned="2" office:value-type="string">
            <text:p text:style-name="P19">Faire des choix <text:span text:style-name="T4">en fonction des effets qu'ils produisent</text:span></text:p>
          </table:table-cell>
          <table:covered-table-cell/>
          <table:table-cell table:style-name="Tableau2.A3" office:value-type="string">
            <text:p text:style-name="P21">ins</text:p>
          </table:table-cell>
          <table:table-cell table:style-name="Tableau2.A3" office:value-type="string">
            <text:p text:style-name="P23">frag</text:p>
          </table:table-cell>
          <table:table-cell table:style-name="Tableau2.A3" table:number-columns-spanned="2" office:value-type="string">
            <text:p text:style-name="P25">sat</text:p>
          </table:table-cell>
          <table:covered-table-cell/>
          <table:table-cell table:style-name="Tableau2.A2" office:value-type="string">
            <text:p text:style-name="P27">T.sat</text:p>
          </table:table-cell>
        </table:table-row>
        <table:table-row table:style-name="TableLine2028031925008">
          <table:table-cell table:style-name="Tableau2.A3" office:value-type="string">
            <text:p text:style-name="P39"><text:span text:style-name="T5">3</text:span>1</text:p>
          </table:table-cell>
          <table:table-cell table:style-name="Tableau2.A3" table:number-columns-spanned="2" office:value-type="string">
            <text:p text:style-name="P41">Décrire, à l'aide d'un vocabulaire <text:span text:style-name="T3">approprié, </text:span>ses productions plastiques</text:p>
          </table:table-cell>
          <table:covered-table-cell/>
          <table:table-cell table:style-name="Tableau2.A3" office:value-type="string">
            <text:p text:style-name="P21">ins</text:p>
          </table:table-cell>
          <table:table-cell table:style-name="Tableau2.A3" office:value-type="string">
            <text:p text:style-name="P23">frag</text:p>
          </table:table-cell>
          <table:table-cell table:style-name="Tableau2.A3" table:number-columns-spanned="2" office:value-type="string">
            <text:p text:style-name="P25">sat</text:p>
          </table:table-cell>
          <table:covered-table-cell/>
          <table:table-cell table:style-name="Tableau2.A2" office:value-type="string">
            <text:p text:style-name="P27">T.sat</text:p>
          </table:table-cell>
        </table:table-row>
      </table:table>
      <text:p text:style-name="P28"/>
      <text:p text:style-name="P2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A"/>
        <table:table-column table:style-name="Tableau3.E"/>
        <table:table-column table:style-name="Tableau3.F"/>
        <table:table-column table:style-name="Tableau3.G"/>
        <table:table-column table:style-name="Tableau3.H"/>
        <table:table-row table:style-name="TableLine2028891209296">
          <table:table-cell table:style-name="Tableau3.A1" table:number-columns-spanned="2" office:value-type="string">
            <text:p text:style-name="P30">6emes</text:p>
            <text:p text:style-name="P33"/>
          </table:table-cell>
          <table:covered-table-cell/>
          <table:table-cell table:style-name="Tableau3.A1" table:number-columns-spanned="4" office:value-type="string">
            <text:p text:style-name="P35">ça pique les yeux !</text:p>
            <text:p text:style-name="P33">travail de recherche</text:p>
          </table:table-cell>
          <table:covered-table-cell/>
          <table:covered-table-cell/>
          <table:covered-table-cell/>
          <table:table-cell table:style-name="Tableau3.G1" table:number-columns-spanned="2" office:value-type="string">
            <text:p text:style-name="P37">eval</text:p>
          </table:table-cell>
          <table:covered-table-cell/>
        </table:table-row>
        <table:table-row table:style-name="TableLine2028897158352">
          <table:table-cell table:style-name="Tableau3.A2" table:number-columns-spanned="8" office:value-type="string">
            <text:p text:style-name="P28"/>
            <text:p text:style-name="P28"><text:span text:style-name="T2">1. </text:span>prépare plusieurs papiers gouachés de couleurs et de tailles différentes</text:p>
            <text:p text:style-name="P28"><text:line-break/><text:span text:style-name="T2">2. </text:span>juxtapose ou superpose les morceaux deux à deux ;</text:p>
            <text:p text:style-name="P14"><text:s text:c="2"/></text:p>
            <text:p text:style-name="P14"><text:span text:style-name="T6">3.</text:span> <text:span text:style-name="T6">pour chaque paire, </text:span>juge de l’effet produit et note-le dans ton<text:span text:style-name="T1"> cahier :</text:span></text:p>
            <text:p text:style-name="P15">* <text:span text:style-name="T6">qui se ressemble, s’assemble (=les couleurs se ressemblent)</text:span></text:p>
            <text:p text:style-name="P15">* <text:span text:style-name="T6">les contraires s’attirent (= les couleurs sont très différentes)</text:span></text:p>
            <text:p text:style-name="P15"/>
            <text:p text:style-name="P16">4. pour chaque paire, dis si le résultat te plaît ou non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28889348544">
          <table:table-cell table:style-name="Tableau3.A3" office:value-type="string">
            <text:p text:style-name="P19">11</text:p>
          </table:table-cell>
          <table:table-cell table:style-name="Tableau3.A3" table:number-columns-spanned="2" office:value-type="string">
            <text:p text:style-name="P19">Faire des choix <text:span text:style-name="T4">en fonction des effets qu'ils produisent</text:span></text:p>
          </table:table-cell>
          <table:covered-table-cell/>
          <table:table-cell table:style-name="Tableau3.A3" office:value-type="string">
            <text:p text:style-name="P21">ins</text:p>
          </table:table-cell>
          <table:table-cell table:style-name="Tableau3.A3" office:value-type="string">
            <text:p text:style-name="P23">frag</text:p>
          </table:table-cell>
          <table:table-cell table:style-name="Tableau3.A3" table:number-columns-spanned="2" office:value-type="string">
            <text:p text:style-name="P25">sat</text:p>
          </table:table-cell>
          <table:covered-table-cell/>
          <table:table-cell table:style-name="Tableau3.A2" office:value-type="string">
            <text:p text:style-name="P27">T.sat</text:p>
          </table:table-cell>
        </table:table-row>
        <table:table-row table:style-name="TableLine2029081584352">
          <table:table-cell table:style-name="Tableau3.A3" office:value-type="string">
            <text:p text:style-name="P39"><text:span text:style-name="T5">3</text:span>1</text:p>
          </table:table-cell>
          <table:table-cell table:style-name="Tableau3.A3" table:number-columns-spanned="2" office:value-type="string">
            <text:p text:style-name="P41">Décrire, à l'aide d'un vocabulaire <text:span text:style-name="T3">approprié, </text:span>ses productions plastiques</text:p>
          </table:table-cell>
          <table:covered-table-cell/>
          <table:table-cell table:style-name="Tableau3.A3" office:value-type="string">
            <text:p text:style-name="P21">ins</text:p>
          </table:table-cell>
          <table:table-cell table:style-name="Tableau3.A3" office:value-type="string">
            <text:p text:style-name="P23">frag</text:p>
          </table:table-cell>
          <table:table-cell table:style-name="Tableau3.A3" table:number-columns-spanned="2" office:value-type="string">
            <text:p text:style-name="P25">sat</text:p>
          </table:table-cell>
          <table:covered-table-cell/>
          <table:table-cell table:style-name="Tableau3.A2" office:value-type="string">
            <text:p text:style-name="P27">T.sat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09:51:50.379000000</meta:creation-date>
    <dc:date>2023-03-28T11:15:09.207000000</dc:date>
    <meta:editing-duration>PT15M19S</meta:editing-duration>
    <meta:editing-cycles>5</meta:editing-cycles>
    <meta:generator>LibreOffice/7.1.5.2$Windows_X86_64 LibreOffice_project/85f04e9f809797b8199d13c421bd8a2b025d52b5</meta:generator>
    <meta:document-statistic meta:table-count="3" meta:image-count="0" meta:object-count="0" meta:page-count="1" meta:paragraph-count="69" meta:word-count="312" meta:character-count="1791" meta:non-whitespace-character-count="1536"/>
  </office:meta>
</office:document-meta>
</file>